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address_type</text:p>
          </table:table-cell>
          <table:table-cell office:value-type="string" calcext:value-type="string">
            <text:p>appt_suite_number</text:p>
          </table:table-cell>
          <table:table-cell office:value-type="string" calcext:value-type="string">
            <text:p>street_numb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code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appt</text:p>
          </table:table-cell>
          <table:table-cell office:value-type="float" office:value="10" calcext:value-type="float">
            <text:p>10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Tulip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K</text:p>
          </table:table-cell>
          <table:table-cell office:value-type="float" office:value="73008" calcext:value-type="float">
            <text:p>73008</text:p>
          </table:table-cell>
        </table:table-row>
        <table:table-row table:style-name="ro1">
          <table:table-cell office:value-type="string" calcext:value-type="string">
            <text:p>parents</text:p>
          </table:table-cell>
          <table:table-cell office:value-type="string" calcext:value-type="string">
            <text:p>house</text:p>
          </table:table-cell>
          <table:table-cell/>
          <table:table-cell office:value-type="float" office:value="4544" calcext:value-type="float">
            <text:p>454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Y</text:p>
          </table:table-cell>
          <table:table-cell office:value-type="float" office:value="10111" calcext:value-type="float">
            <text:p>10111</text:p>
          </table:table-cell>
        </table:table-row>
        <table:table-row table:style-name="ro1">
          <table:table-cell office:value-type="string" calcext:value-type="string">
            <text:p>car mechanic</text:p>
          </table:table-cell>
          <table:table-cell office:value-type="string" calcext:value-type="string">
            <text:p>house</text:p>
          </table:table-cell>
          <table:table-cell/>
          <table:table-cell office:value-type="float" office:value="8082" calcext:value-type="float">
            <text:p>8082</text:p>
          </table:table-cell>
          <table:table-cell/>
          <table:table-cell office:value-type="string" calcext:value-type="string">
            <text:p>Olympia</text:p>
          </table:table-cell>
          <table:table-cell office:value-type="string" calcext:value-type="string">
            <text:p>WA</text:p>
          </table:table-cell>
          <table:table-cell office:value-type="float" office:value="98501" calcext:value-type="float">
            <text:p>98501</text:p>
          </table:table-cell>
        </table:table-row>
        <table:table-row table:style-name="ro1">
          <table:table-cell office:value-type="string" calcext:value-type="string">
            <text:p>girlfriend</text:p>
          </table:table-cell>
          <table:table-cell office:value-type="string" calcext:value-type="string">
            <text:p>suite</text:p>
          </table:table-cell>
          <table:table-cell office:value-type="float" office:value="8" calcext:value-type="float">
            <text:p>8</text:p>
          </table:table-cell>
          <table:table-cell office:value-type="float" office:value="5622" calcext:value-type="float">
            <text:p>562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float" office:value="98101" calcext:value-type="float">
            <text:p>98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Kehl</meta:initial-creator>
    <meta:creation-date>2022-05-23T15:55:41.174889763</meta:creation-date>
    <dc:date>2022-05-23T16:03:15.786987648</dc:date>
    <dc:creator>Peter Kehl</dc:creator>
    <meta:editing-duration>PT7M35S</meta:editing-duration>
    <meta:editing-cycles>1</meta:editing-cycles>
    <meta:document-statistic meta:table-count="1" meta:cell-count="37" meta:object-count="0"/>
    <meta:generator>LibreOffice/7.3.3.2$Linux_X86_64 LibreOffice_project/30$Build-2</meta:generator>
  </office:meta>
</office:document-meta>
</file>